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1"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2"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3"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5"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0fbf46" officeooo:paragraph-rsid="000fbf46" style:font-name-asian="Arial" style:font-size-asian="12pt" style:font-name-complex="Arial" style:font-size-complex="12pt" fo:hyphenate="false" loext:hyphenation-no-caps="false"/>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39"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40"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2"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3"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5"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style>
    <style:style style:name="P47" style:family="paragraph" style:parent-style-name="Text_20_body">
      <style:paragraph-properties fo:margin-top="0in" fo:margin-bottom="0in" style:contextual-spacing="false" fo:line-height="150%" style:text-autospace="none"/>
    </style:style>
    <style:style style:name="P48"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49" style:family="paragraph" style:parent-style-name="Table_20_Contents">
      <style:paragraph-properties fo:margin-top="0in" fo:margin-bottom="0in" style:contextual-spacing="false" fo:line-height="150%"/>
    </style:style>
    <style:style style:name="P50"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51"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52" style:family="paragraph" style:parent-style-name="Quotations">
      <style:paragraph-properties fo:margin-top="0in" fo:margin-bottom="0in" style:contextual-spacing="false" fo:line-height="150%"/>
    </style:style>
    <style:style style:name="P53" style:family="paragraph" style:parent-style-name="Contents_20_1">
      <style:paragraph-properties>
        <style:tab-stops>
          <style:tab-stop style:position="6.4665in" style:type="right" style:leader-style="dotted" style:leader-text="."/>
        </style:tab-stops>
      </style:paragraph-properties>
    </style:style>
    <style:style style:name="P54" style:family="paragraph" style:parent-style-name="Contents_20_2">
      <style:paragraph-properties>
        <style:tab-stops>
          <style:tab-stop style:position="6.1035in" style:type="right" style:leader-style="dotted" style:leader-text="."/>
        </style:tab-stops>
      </style:paragraph-properties>
    </style:style>
    <style:style style:name="P55"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57"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58"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59"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60"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61"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62"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63" style:family="paragraph" style:parent-style-name="Heading_20_2">
      <style:paragraph-properties fo:margin-top="0in" fo:margin-bottom="0in" style:contextual-spacing="false" fo:line-height="150%"/>
      <style:text-properties fo:color="#ff0000" loext:opacity="100%" style:font-name="Arial2" fo:font-size="12pt" style:font-name-asian="Arial" style:font-size-asian="12pt" style:font-name-complex="Arial" style:font-size-complex="12pt"/>
    </style:style>
    <style:style style:name="P64" style:family="paragraph" style:parent-style-name="Heading_20_2">
      <style:paragraph-properties fo:margin-top="0in" fo:margin-bottom="0in" style:contextual-spacing="false" fo:line-height="150%"/>
    </style:style>
    <style:style style:name="P65" style:family="paragraph" style:parent-style-name="Heading_20_2">
      <style:paragraph-properties fo:margin-top="0in" fo:margin-bottom="0in" style:contextual-spacing="false" fo:line-height="150%" fo:break-before="page"/>
    </style:style>
    <style:style style:name="P66"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67"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68"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69"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70"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71"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72"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73" style:family="paragraph" style:parent-style-name="Text_20_body" style:list-style-name="L6">
      <style:paragraph-properties fo:margin-top="0in" fo:margin-bottom="0in" style:contextual-spacing="false" fo:line-height="150%" style:text-autospace="none"/>
    </style:style>
    <style:style style:name="P74" style:family="paragraph" style:parent-style-name="Text_20_body" style:list-style-name="L7">
      <style:paragraph-properties fo:margin-top="0in" fo:margin-bottom="0in" style:contextual-spacing="false" fo:line-height="150%" style:text-autospace="none"/>
    </style:style>
    <style:style style:name="P75" style:family="paragraph" style:parent-style-name="Text_20_body" style:list-style-name="L5">
      <style:paragraph-properties fo:margin-top="0in" fo:margin-bottom="0in" style:contextual-spacing="false" fo:line-height="150%" style:text-autospace="none"/>
    </style:style>
    <style:style style:name="P76" style:family="paragraph" style:parent-style-name="Text_20_body" style:list-style-name="L8">
      <style:paragraph-properties fo:margin-top="0in" fo:margin-bottom="0in" style:contextual-spacing="false" fo:line-height="150%" style:text-autospace="none"/>
    </style:style>
    <style:style style:name="P77" style:family="paragraph" style:parent-style-name="Text_20_body" style:list-style-name="L9">
      <style:paragraph-properties fo:margin-top="0in" fo:margin-bottom="0in" style:contextual-spacing="false" fo:line-height="150%" style:text-autospace="none"/>
    </style:style>
    <style:style style:name="P78" style:family="paragraph" style:parent-style-name="Text_20_body">
      <style:paragraph-properties fo:margin-top="0in" fo:margin-bottom="0in" style:contextual-spacing="false" fo:line-height="150%"/>
      <style:text-properties officeooo:rsid="00347716" officeooo:paragraph-rsid="00347716"/>
    </style:style>
    <style:style style:name="P79"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80"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81"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82"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83"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8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85"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86"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87"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88"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89"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90"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91"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fo:color="#ff0000" loext:opacity="100%"/>
    </style:style>
    <style:style style:name="T6" style:family="text">
      <style:text-properties fo:color="#ff0000" loext:opacity="100%" style:font-name-asian="Arial" style:font-name-complex="Arial"/>
    </style:style>
    <style:style style:name="T7"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8"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9"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10" style:family="text">
      <style:text-properties fo:color="#ff0000" loext:opacity="100%" style:font-name="Arial2" fo:font-size="12pt" fo:font-weight="normal" style:font-weight-asian="normal" style:font-weight-complex="normal"/>
    </style:style>
    <style:style style:name="T11" style:family="text">
      <style:text-properties fo:color="#ff0000" loext:opacity="100%" style:font-name="Arial2" fo:font-size="12pt" fo:font-weight="bold" style:font-size-asian="12pt" style:font-weight-asian="bold" style:font-name-complex="Arial2" style:font-size-complex="12pt" style:font-weight-complex="bold"/>
    </style:style>
    <style:style style:name="T12"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13" style:family="text">
      <style:text-properties fo:color="#ff0000" loext:opacity="100%" style:font-name="Arial2" fo:font-size="12pt" style:font-name-asian="Arial" style:font-size-asian="12pt" style:font-name-complex="Arial" style:font-size-complex="12pt"/>
    </style:style>
    <style:style style:name="T14" style:family="text">
      <style:text-properties fo:color="#ff0000" loext:opacity="100%" style:font-name="Arial2" fo:font-size="12pt" officeooo:rsid="000fbf46" style:font-name-asian="Arial" style:font-size-asian="12pt" style:font-name-complex="Arial" style:font-size-complex="12pt"/>
    </style:style>
    <style:style style:name="T15" style:family="text">
      <style:text-properties fo:color="#ff0000" loext:opacity="100%" style:font-name="Arial2" fo:font-size="12pt" officeooo:rsid="0022c458" style:font-name-asian="Arial" style:font-size-asian="12pt" style:font-name-complex="Arial" style:font-size-complex="12pt"/>
    </style:style>
    <style:style style:name="T16" style:family="text">
      <style:text-properties fo:color="#ff0000" loext:opacity="100%" style:font-name="Arial2" fo:font-size="12pt" officeooo:rsid="0025ceed" style:font-name-asian="Arial" style:font-size-asian="12pt" style:font-name-complex="Arial" style:font-size-complex="12pt"/>
    </style:style>
    <style:style style:name="T17" style:family="text">
      <style:text-properties fo:color="#ff0000" loext:opacity="100%" style:font-name="Arial2" fo:font-size="12pt" officeooo:rsid="00299af0" style:font-name-asian="Arial" style:font-size-asian="12pt" style:font-name-complex="Arial" style:font-size-complex="12pt"/>
    </style:style>
    <style:style style:name="T18" style:family="text">
      <style:text-properties fo:color="#ff0000" loext:opacity="100%" style:font-name="Arial2" fo:font-size="12pt" officeooo:rsid="002b8ec7" style:font-name-asian="Arial" style:font-size-asian="12pt" style:font-name-complex="Arial" style:font-size-complex="12pt"/>
    </style:style>
    <style:style style:name="T19" style:family="text">
      <style:text-properties fo:color="#ff0000" loext:opacity="100%" style:font-name="Arial2" fo:font-size="12pt" style:font-size-asian="12pt" style:font-name-complex="Arial2" style:font-size-complex="12pt"/>
    </style:style>
    <style:style style:name="T20" style:family="text">
      <style:text-properties officeooo:rsid="000fbf46"/>
    </style:style>
    <style:style style:name="T21" style:family="text">
      <style:text-properties officeooo:rsid="00347716"/>
    </style:style>
    <style:style style:name="T22" style:family="text">
      <style:text-properties fo:color="#000000" loext:opacity="100%"/>
    </style:style>
    <style:style style:name="T23" style:family="text">
      <style:text-properties fo:color="#000000" loext:opacity="100%" fo:font-weight="bold" style:font-weight-asian="bold" style:font-name-complex="Arial2" style:font-weight-complex="bold"/>
    </style:style>
    <style:style style:name="T24"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25" style:family="text">
      <style:text-properties fo:color="#000000" loext:opacity="100%" style:font-name="Arial2" fo:font-size="12pt" fo:language="es" fo:country="ES" style:font-name-asian="Arial" style:font-size-asian="12pt" style:font-name-complex="Arial" style:font-size-complex="12pt"/>
    </style:style>
    <style:style style:name="T26" style:family="text">
      <style:text-properties fo:color="#000000" loext:opacity="100%" style:font-name="Arial2" fo:font-size="12pt" style:font-name-asian="Arial" style:font-size-asian="12pt" style:font-name-complex="Arial" style:font-size-complex="12pt"/>
    </style:style>
    <style:style style:name="T27" style:family="text">
      <style:text-properties fo:color="#000000" loext:opacity="100%" style:font-name="Arial2" fo:font-size="12pt" officeooo:rsid="000fbf46" style:font-name-asian="Arial" style:font-size-asian="12pt" style:font-name-complex="Arial" style:font-size-complex="12pt"/>
    </style:style>
    <style:style style:name="T28" style:family="text">
      <style:text-properties fo:color="#000000" loext:opacity="100%" style:font-name="Arial2" fo:font-size="12pt" officeooo:rsid="006ae064" style:font-name-asian="Arial" style:font-size-asian="12pt" style:font-name-complex="Arial" style:font-size-complex="12pt"/>
    </style:style>
    <style:style style:name="T29" style:family="text">
      <style:text-properties fo:color="#000000" loext:opacity="100%" style:font-name="Arial2" fo:font-size="12pt" style:font-name-asian="Arial" style:font-size-asian="12pt" style:font-name-complex="Arial2" style:font-size-complex="12pt"/>
    </style:style>
    <style:style style:name="T30"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31"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32" style:family="text">
      <style:text-properties fo:color="#000000" loext:opacity="100%" style:font-name="Arial2" fo:font-size="12pt" style:font-size-asian="12pt" style:font-name-complex="Arial2" style:font-size-complex="12pt"/>
    </style:style>
    <style:style style:name="T33" style:family="text">
      <style:text-properties fo:color="#000000" loext:opacity="100%" style:font-name-asian="Arial" style:font-name-complex="Arial"/>
    </style:style>
    <style:style style:name="T34" style:family="text">
      <style:text-properties fo:color="#000000" loext:opacity="100%" officeooo:rsid="003f9cd9" style:font-name-asian="Arial" style:font-name-complex="Arial"/>
    </style:style>
    <style:style style:name="T35" style:family="text">
      <style:text-properties fo:color="#000000" loext:opacity="100%" officeooo:rsid="0044dd0e" style:font-name-asian="Arial" style:font-name-complex="Arial"/>
    </style:style>
    <style:style style:name="T36" style:family="text">
      <style:text-properties fo:color="#000000" loext:opacity="100%" officeooo:rsid="004705e9" style:font-name-asian="Arial" style:font-name-complex="Arial"/>
    </style:style>
    <style:style style:name="T37" style:family="text">
      <style:text-properties fo:color="#000000" loext:opacity="100%" officeooo:rsid="004f5250" style:font-name-asian="Arial" style:font-name-complex="Arial"/>
    </style:style>
    <style:style style:name="T38" style:family="text">
      <style:text-properties fo:color="#000000" loext:opacity="100%" officeooo:rsid="00564cd5" style:font-name-asian="Arial" style:font-name-complex="Arial"/>
    </style:style>
    <style:style style:name="T39" style:family="text">
      <style:text-properties fo:color="#000000" loext:opacity="100%" officeooo:rsid="00575c53" style:font-name-asian="Arial" style:font-name-complex="Arial"/>
    </style:style>
    <style:style style:name="T40" style:family="text">
      <style:text-properties fo:color="#000000" loext:opacity="100%" officeooo:rsid="005865e6" style:font-name-asian="Arial" style:font-name-complex="Arial"/>
    </style:style>
    <style:style style:name="T41" style:family="text">
      <style:text-properties fo:color="#000000" loext:opacity="100%" officeooo:rsid="0058bc57" style:font-name-asian="Arial" style:font-name-complex="Arial"/>
    </style:style>
    <style:style style:name="T42" style:family="text">
      <style:text-properties fo:color="#000000" loext:opacity="100%" officeooo:rsid="005a43e2" style:font-name-asian="Arial" style:font-name-complex="Arial"/>
    </style:style>
    <style:style style:name="T43" style:family="text">
      <style:text-properties fo:color="#000000" loext:opacity="100%" officeooo:rsid="005be26f" style:font-name-asian="Arial" style:font-name-complex="Arial"/>
    </style:style>
    <style:style style:name="T44" style:family="text">
      <style:text-properties fo:color="#000000" loext:opacity="100%" officeooo:rsid="005d0372" style:font-name-asian="Arial" style:font-name-complex="Arial"/>
    </style:style>
    <style:style style:name="T45" style:family="text">
      <style:text-properties fo:color="#000000" loext:opacity="100%" officeooo:rsid="005ee31a" style:font-name-asian="Arial" style:font-name-complex="Arial"/>
    </style:style>
    <style:style style:name="T46" style:family="text">
      <style:text-properties fo:color="#000000" loext:opacity="100%" officeooo:rsid="005ffd39" style:font-name-asian="Arial" style:font-name-complex="Arial"/>
    </style:style>
    <style:style style:name="T47" style:family="text">
      <style:text-properties fo:color="#000000" loext:opacity="100%" officeooo:rsid="00624e53" style:font-name-asian="Arial" style:font-name-complex="Arial"/>
    </style:style>
    <style:style style:name="T48" style:family="text">
      <style:text-properties fo:color="#000000" loext:opacity="100%" officeooo:rsid="006441f6" style:font-name-asian="Arial" style:font-name-complex="Arial"/>
    </style:style>
    <style:style style:name="T49" style:family="text">
      <style:text-properties fo:color="#000000" loext:opacity="100%" officeooo:rsid="00662ce6" style:font-name-asian="Arial" style:font-name-complex="Arial"/>
    </style:style>
    <style:style style:name="T50" style:family="text">
      <style:text-properties fo:color="#000000" loext:opacity="100%" officeooo:rsid="0066da9c" style:font-name-asian="Arial" style:font-name-complex="Arial"/>
    </style:style>
    <style:style style:name="T51" style:family="text">
      <style:text-properties fo:color="#000000" loext:opacity="100%" officeooo:rsid="00681dd6" style:font-name-asian="Arial" style:font-name-complex="Arial"/>
    </style:style>
    <style:style style:name="T52" style:family="text">
      <style:text-properties fo:color="#000000" loext:opacity="100%" officeooo:rsid="006e64fd" style:font-name-asian="Arial" style:font-name-complex="Arial"/>
    </style:style>
    <style:style style:name="T53" style:family="text">
      <style:text-properties fo:color="#000000" loext:opacity="100%" officeooo:rsid="007030fe" style:font-name-asian="Arial" style:font-name-complex="Arial"/>
    </style:style>
    <style:style style:name="T54" style:family="text">
      <style:text-properties fo:color="#000000" loext:opacity="100%" officeooo:rsid="0074aa8e" style:font-name-asian="Arial" style:font-name-complex="Arial"/>
    </style:style>
    <style:style style:name="T55" style:family="text">
      <style:text-properties fo:color="#000000" loext:opacity="100%" officeooo:rsid="0077b5da" style:font-name-asian="Arial" style:font-name-complex="Arial"/>
    </style:style>
    <style:style style:name="T56" style:family="text">
      <style:text-properties fo:color="#000000" loext:opacity="100%" officeooo:rsid="007891bc" style:font-name-asian="Arial" style:font-name-complex="Arial"/>
    </style:style>
    <style:style style:name="T57" style:family="text">
      <style:text-properties fo:color="#000000" loext:opacity="100%" officeooo:rsid="0079be75" style:font-name-asian="Arial" style:font-name-complex="Arial"/>
    </style:style>
    <style:style style:name="T58" style:family="text">
      <style:text-properties fo:color="#000000" loext:opacity="100%" officeooo:rsid="007a6d67" style:font-name-asian="Arial" style:font-name-complex="Arial"/>
    </style:style>
    <style:style style:name="T59" style:family="text">
      <style:text-properties fo:color="#000000" loext:opacity="100%" officeooo:rsid="007c412a" style:font-name-asian="Arial" style:font-name-complex="Arial"/>
    </style:style>
    <style:style style:name="T60" style:family="text">
      <style:text-properties fo:color="#000000" loext:opacity="100%" officeooo:rsid="007d0863" style:font-name-asian="Arial" style:font-name-complex="Arial"/>
    </style:style>
    <style:style style:name="T61" style:family="text">
      <style:text-properties fo:color="#000000" loext:opacity="100%" officeooo:rsid="007ea40b" style:font-name-asian="Arial" style:font-name-complex="Arial"/>
    </style:style>
    <style:style style:name="T62" style:family="text">
      <style:text-properties fo:font-weight="bold" style:font-weight-asian="bold" style:font-weight-complex="bold"/>
    </style:style>
    <style:style style:name="T63" style:family="text">
      <style:text-properties fo:font-weight="bold" style:font-weight-asian="bold" style:font-name-complex="Arial2" style:font-weight-complex="bold"/>
    </style:style>
    <style:style style:name="T64" style:family="text">
      <style:text-properties fo:font-weight="bold" style:font-name-asian="Arial" style:font-weight-asian="bold" style:font-name-complex="Arial" style:font-weight-complex="bold"/>
    </style:style>
    <style:style style:name="T65" style:family="text">
      <style:text-properties fo:color="#00ff00" loext:opacity="100%" style:font-name="Arial2" fo:font-size="12pt" style:font-size-asian="12pt" style:font-name-complex="Arial2" style:font-size-complex="12pt"/>
    </style:style>
    <style:style style:name="T66" style:family="text">
      <style:text-properties fo:color="#800080" loext:opacity="100%"/>
    </style:style>
    <style:style style:name="T67"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68" style:family="text">
      <style:text-properties fo:color="#6b0094" loext:opacity="100%" style:font-name="Arial2" fo:font-size="12pt" style:font-name-asian="Arial" style:font-size-asian="12pt" style:font-name-complex="Arial" style:font-size-complex="12pt"/>
    </style:style>
    <style:style style:name="T69"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70" style:family="text">
      <style:text-properties style:font-name-asian="Arial" style:font-name-complex="Arial"/>
    </style:style>
    <style:style style:name="T71" style:family="text">
      <style:text-properties style:use-window-font-color="true" loext:opacity="0%"/>
    </style:style>
    <style:style style:name="T72" style:family="text">
      <style:text-properties officeooo:rsid="0020103c"/>
    </style:style>
    <style:style style:name="T73" style:family="text">
      <style:text-properties officeooo:rsid="0021a89c"/>
    </style:style>
    <style:style style:name="T74" style:family="text">
      <style:text-properties officeooo:rsid="00238f63"/>
    </style:style>
    <style:style style:name="T75" style:family="text">
      <style:text-properties officeooo:rsid="00251b91"/>
    </style:style>
    <style:style style:name="T76" style:family="text">
      <style:text-properties officeooo:rsid="0039e5c3"/>
    </style:style>
    <style:style style:name="T77" style:family="text">
      <style:text-properties officeooo:rsid="003a53a6"/>
    </style:style>
    <style:style style:name="T78" style:family="text">
      <style:text-properties officeooo:rsid="00424771"/>
    </style:style>
    <style:style style:name="T79" style:family="text">
      <style:text-properties officeooo:rsid="00428f3c"/>
    </style:style>
    <style:style style:name="T80" style:family="text">
      <style:text-properties officeooo:rsid="0043aa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8"/>
      <text:p text:style-name="P8"/>
      <text:p text:style-name="P8"/>
      <text:p text:style-name="P9"/>
      <text:p text:style-name="P8"/>
      <text:p text:style-name="P8"/>
      <text:p text:style-name="P8"/>
      <text:p text:style-name="P30"/>
      <text:p text:style-name="P30">MEMORIA FINAL DE PROYECTO</text:p>
      <text:p text:style-name="P31"/>
      <text:p text:style-name="P32">AULA SQL</text:p>
      <text:p text:style-name="P31"/>
      <text:p text:style-name="P8"/>
      <text:p text:style-name="P8"/>
      <text:p text:style-name="P8"/>
      <text:p text:style-name="P8"><text:tab/><text:tab/><text:tab/><text:tab/></text:p>
      <text:p text:style-name="P11"><text:span text:style-name="Fuente_20_de_20_párrafo_20_predeter."><text:span text:style-name="T11"/></text:span></text:p>
      <text:p text:style-name="P10"><text:span text:style-name="Fuente_20_de_20_párrafo_20_predeter."><text:span text:style-name="T11"/></text:span></text:p>
      <text:p text:style-name="P23"><text:span text:style-name="T63">CICLO FORMATIVO DE GR</text:span><text:span text:style-name="T23">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71">MANUEL PÉREZ ALFONSO</text:span></text:span></text:p>
      <text:p text:style-name="P19"/>
      <text:p text:style-name="P24">COORDINADOR</text:p>
      <text:p text:style-name="P21"><text:span text:style-name="Fuente_20_de_20_párrafo_20_predeter."><text:span text:style-name="T21">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11"/></text:span></text:p>
      <text:p text:style-name="P16"><text:span text:style-name="Fuente_20_de_20_párrafo_20_predeter."><text:span text:style-name="T31"/></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53"><text:a xlink:type="simple" xlink:href="#__RefHeading__2216_364215148" text:style-name="Internet_20_link" text:visited-style-name="Internet_20_link"><text:s/>1 <text:s/>INTRODUCCIÓN<text:tab/>5</text:a></text:p>
          <text:p text:style-name="P53"><text:a xlink:type="simple" xlink:href="#__RefHeading___Toc1404_3098507718" text:style-name="Internet_20_link" text:visited-style-name="Internet_20_link"><text:s/>2 <text:s/>INTRODUCCIÓN EN INGLÉS<text:tab/>6</text:a></text:p>
          <text:p text:style-name="P53"><text:a xlink:type="simple" xlink:href="#__RefHeading__1871_1731204201" text:style-name="Internet_20_link" text:visited-style-name="Internet_20_link"><text:s/>3 <text:s/>ALCANCE DEL PROYECTO<text:tab/>7</text:a></text:p>
          <text:p text:style-name="P53"><text:a xlink:type="simple" xlink:href="#__RefHeading__7973_1731204201" text:style-name="Internet_20_link" text:visited-style-name="Internet_20_link"><text:s/>4 <text:s/>ESTUDIO DE VIABILIDAD<text:tab/>8</text:a></text:p>
          <text:p text:style-name="P54"><text:a xlink:type="simple" xlink:href="#__RefHeading__7975_1731204201" text:style-name="Internet_20_link" text:visited-style-name="Internet_20_link"><text:s/>4.1 <text:s/>Estado actual del sistema<text:tab/>8</text:a></text:p>
          <text:p text:style-name="P54"><text:a xlink:type="simple" xlink:href="#__RefHeading__7977_1731204201" text:style-name="Internet_20_link" text:visited-style-name="Internet_20_link"><text:s/>4.2 <text:s/>Requisitos del cliente<text:tab/>8</text:a></text:p>
          <text:p text:style-name="P54"><text:a xlink:type="simple" xlink:href="#__RefHeading__7979_1731204201" text:style-name="Internet_20_link" text:visited-style-name="Internet_20_link"><text:s/>4.3 <text:s/>Posibles soluciones o alternativas<text:tab/>8</text:a></text:p>
          <text:p text:style-name="P54"><text:a xlink:type="simple" xlink:href="#__RefHeading__7981_1731204201" text:style-name="Internet_20_link" text:visited-style-name="Internet_20_link"><text:s/>4.4 <text:s/>Solución elegida<text:tab/>8</text:a></text:p>
          <text:p text:style-name="P54"><text:a xlink:type="simple" xlink:href="#__RefHeading__7983_1731204201" text:style-name="Internet_20_link" text:visited-style-name="Internet_20_link"><text:s/>4.5 <text:s/>Planificación temporal de las tareas del proyecto [nuevo proyecto]<text:tab/>8</text:a></text:p>
          <text:p text:style-name="P54"><text:a xlink:type="simple" xlink:href="#__RefHeading__944_745116328" text:style-name="Internet_20_link" text:visited-style-name="Internet_20_link"><text:s/>4.6 <text:s/>Planificación de los recursos a utilizar<text:tab/>8</text:a></text:p>
          <text:p text:style-name="P53"><text:a xlink:type="simple" xlink:href="#__RefHeading__864_980353409" text:style-name="Internet_20_link" text:visited-style-name="Internet_20_link"><text:s/>5 <text:s/>ANÁLISIS<text:tab/>9</text:a></text:p>
          <text:p text:style-name="P54"><text:a xlink:type="simple" xlink:href="#__RefHeading__946_745116328" text:style-name="Internet_20_link" text:visited-style-name="Internet_20_link"><text:s/>5.1 <text:s/>Requisitos funcionales<text:tab/>9</text:a></text:p>
          <text:p text:style-name="P54"><text:a xlink:type="simple" xlink:href="#__RefHeading__948_745116328" text:style-name="Internet_20_link" text:visited-style-name="Internet_20_link"><text:s/>5.2 <text:s/>Requisitos no funcionales<text:tab/>9</text:a></text:p>
          <text:p text:style-name="P53"><text:a xlink:type="simple" xlink:href="#__RefHeading__868_980353409" text:style-name="Internet_20_link" text:visited-style-name="Internet_20_link"><text:s/>6 <text:s/>DISEÑO<text:tab/>10</text:a></text:p>
          <text:p text:style-name="P54"><text:a xlink:type="simple" xlink:href="#__RefHeading__950_745116328" text:style-name="Internet_20_link" text:visited-style-name="Internet_20_link"><text:s/>6.1 <text:s/>Estructura de la aplicación<text:tab/>10</text:a></text:p>
          <text:p text:style-name="P54"><text:a xlink:type="simple" xlink:href="#__RefHeading__952_745116328" text:style-name="Internet_20_link" text:visited-style-name="Internet_20_link"><text:s/>6.2 <text:s/>Componentes del sistema<text:tab/>10</text:a></text:p>
          <text:p text:style-name="P54"><text:a xlink:type="simple" xlink:href="#__RefHeading__954_745116328" text:style-name="Internet_20_link" text:visited-style-name="Internet_20_link"><text:s/>6.3 <text:s/>Arquitectura de la red<text:tab/>10</text:a></text:p>
          <text:p text:style-name="P54"><text:a xlink:type="simple" xlink:href="#__RefHeading__956_745116328" text:style-name="Internet_20_link" text:visited-style-name="Internet_20_link"><text:s/>6.4 <text:s/>Herramientas<text:tab/>10</text:a></text:p>
          <text:p text:style-name="P53"><text:a xlink:type="simple" xlink:href="#__RefHeading__870_980353409" text:style-name="Internet_20_link" text:visited-style-name="Internet_20_link"><text:s/>7 <text:s/>IMPLEMENTACIÓN<text:tab/>11</text:a></text:p>
          <text:p text:style-name="P54"><text:a xlink:type="simple" xlink:href="#__RefHeading__966_745116328" text:style-name="Internet_20_link" text:visited-style-name="Internet_20_link"><text:s/>7.1 <text:s/>Entorno de implementación<text:tab/>11</text:a></text:p>
          <text:p text:style-name="P54"><text:a xlink:type="simple" xlink:href="#__RefHeading__968_745116328" text:style-name="Internet_20_link" text:visited-style-name="Internet_20_link"><text:s/>7.2 <text:s/>Tablas creadas<text:tab/>11</text:a></text:p>
          <text:p text:style-name="P54"><text:a xlink:type="simple" xlink:href="#__RefHeading__970_745116328" text:style-name="Internet_20_link" text:visited-style-name="Internet_20_link"><text:s/>7.3 <text:s/>Carga de datos<text:tab/>11</text:a></text:p>
          <text:p text:style-name="P54"><text:a xlink:type="simple" xlink:href="#__RefHeading__972_745116328" text:style-name="Internet_20_link" text:visited-style-name="Internet_20_link"><text:s/>7.4 <text:s/>Ficheros de configuración actualizados<text:tab/>11</text:a></text:p>
          <text:p text:style-name="P54"><text:a xlink:type="simple" xlink:href="#__RefHeading__974_745116328" text:style-name="Internet_20_link" text:visited-style-name="Internet_20_link"><text:s/>7.5 <text:s/>Configuraciones realizadas en el sistema<text:tab/>11</text:a></text:p>
          <text:p text:style-name="P54"><text:a xlink:type="simple" xlink:href="#__RefHeading__976_745116328" text:style-name="Internet_20_link" text:visited-style-name="Internet_20_link"><text:s/>7.6 <text:s/>Implentaciones de código realizadas<text:tab/>11</text:a></text:p>
          <text:p text:style-name="P53"><text:a xlink:type="simple" xlink:href="#__RefHeading__928_1438982970" text:style-name="Internet_20_link" text:visited-style-name="Internet_20_link"><text:s/>8 <text:s/>PRUEBAS<text:tab/>12</text:a></text:p>
          <text:p text:style-name="P54"><text:a xlink:type="simple" xlink:href="#__RefHeading__1050_1902851800" text:style-name="Internet_20_link" text:visited-style-name="Internet_20_link"><text:s/>8.1 <text:s/>Casos de pruebas<text:tab/>12</text:a></text:p>
          <text:p text:style-name="P53"><text:a xlink:type="simple" xlink:href="#__RefHeading__1020_745116328" text:style-name="Internet_20_link" text:visited-style-name="Internet_20_link"><text:s/>9 <text:s/>EXPLOTACIÓN<text:tab/>14</text:a></text:p>
          <text:p text:style-name="P54"><text:a xlink:type="simple" xlink:href="#__RefHeading__1022_745116328" text:style-name="Internet_20_link" text:visited-style-name="Internet_20_link"><text:s/>9.1 <text:s/>Planificación<text:tab/>14</text:a></text:p>
          <text:p text:style-name="P54"><text:a xlink:type="simple" xlink:href="#__RefHeading__1024_745116328" text:style-name="Internet_20_link" text:visited-style-name="Internet_20_link"><text:s/>9.2 <text:s/>Preparación para el cambio<text:tab/>14</text:a></text:p>
          <text:p text:style-name="P54"><text:a xlink:type="simple" xlink:href="#__RefHeading__1026_745116328" text:style-name="Internet_20_link" text:visited-style-name="Internet_20_link"><text:s/>9.3 <text:s/>Plan de formación<text:tab/>14</text:a></text:p>
          <text:p text:style-name="P54"><text:a xlink:type="simple" xlink:href="#__RefHeading__1048_1902851800" text:style-name="Internet_20_link" text:visited-style-name="Internet_20_link"><text:s/>9.4 <text:s/>Implantación propiamente dicha<text:tab/>14</text:a></text:p>
          <text:p text:style-name="P54"><text:a xlink:type="simple" xlink:href="#__RefHeading__1030_745116328" text:style-name="Internet_20_link" text:visited-style-name="Internet_20_link"><text:s/>9.5 <text:s/>Pruebas de implantación<text:tab/>14</text:a></text:p>
          <text:p text:style-name="P53"><text:a xlink:type="simple" xlink:href="#__RefHeading__896_531681260" text:style-name="Internet_20_link" text:visited-style-name="Internet_20_link"><text:s/>10 <text:s/>DEFINICIÓN DE PROCEDIMIENTOS DE CONTROL Y EVALUACIÓN<text:tab/>15</text:a></text:p>
          <text:p text:style-name="P53"><text:a xlink:type="simple" xlink:href="#__RefHeading__4313_478974897" text:style-name="Internet_20_link" text:visited-style-name="Internet_20_link"><text:s/>11 <text:s/>CONCLUSIONES<text:tab/>16</text:a></text:p>
          <text:p text:style-name="P53"><text:a xlink:type="simple" xlink:href="#__RefHeading__4319_478974897" text:style-name="Internet_20_link" text:visited-style-name="Internet_20_link"><text:s/>12 <text:s/>FUENTES<text:tab/>17</text:a></text:p>
          <text:p text:style-name="P53"><text:a xlink:type="simple" xlink:href="#__RefHeading__4321_478974897" text:style-name="Internet_20_link" text:visited-style-name="Internet_20_link"><text:s/>13 <text:s/>ANEXOS<text:tab/>18</text:a></text:p>
          <text:p text:style-name="P54"><text:a xlink:type="simple" xlink:href="#__RefHeading__7110_478974897" text:style-name="Internet_20_link" text:visited-style-name="Internet_20_link"><text:s/>13.1 <text:s/>Guía de estilo<text:tab/>19</text:a></text:p>
        </text:index-body>
      </text:table-of-content>
      <text:p text:style-name="P15"/>
      <text:h text:style-name="P56" text:outline-level="1"><text:bookmark-start text:name="__RefHeading__2216_364215148"/>INTRODUCCIÓN<text:bookmark-end text:name="__RefHeading__2216_364215148"/></text:h>
      <text:p text:style-name="P67"/>
      <text:p text:style-name="P68">Los datos juegan un papel fundamental dentro del mundo del software. Indiferentemente de que una aplicación sea nativa o web va a necesitar trabajar con datos: almacenarlos, compartirlos, modificarlos… Es aquí donde entran en juego las bases de datos.</text:p>
      <text:p text:style-name="P68"/>
      <text:p text:style-name="P68">A día de hoy existen diferentes modelos de bases de datos, aunque a grandes rasgos solemos diferenciar entre las SQL y las NoSQL (Not Only SQL). SQL es tan <text:span text:style-name="T34">relevante </text:span>que sirve como principal diferenciador para la clasificación de modelos de <text:span text:style-name="T41">BBDD</text:span><text:span text:style-name="T76"> </text:span><text:span text:style-name="T77">y, aunque la realidad es </text:span><text:span text:style-name="T42">las </text:span><text:span text:style-name="T77">NoSQL como por ejemplo MongoDB o Firebase son cada vez más utilizadas, las relacionales siguen siendo las más extendidas.</text:span></text:p>
      <text:p text:style-name="P68"/>
      <text:p text:style-name="P69">Cualquiera que se proponga estudiar algo relacionado con el desarrollo de software <text:span text:style-name="T78">en algún punto </text:span><text:span text:style-name="T79">de su formación </text:span><text:span text:style-name="T80">se encontrará con </text:span><text:span text:style-name="T35">que tiene que aprender SQL. </text:span><text:span text:style-name="T37">A</text:span><text:span text:style-name="T36">unque no </text:span><text:span text:style-name="T38">necesariamente </text:span><text:span text:style-name="T52">vaya a terminar consultando </text:span><text:span text:style-name="T39">datos directamente desde dentro de </text:span><text:span text:style-name="T40">un SGBD (Sistema Gestor de Bases de Datos) </text:span><text:span text:style-name="T43">y sea a través de </text:span><text:span text:style-name="T44">conexiones </text:span><text:span text:style-name="T45">con </text:span><text:span text:style-name="T46">ORMs (Object-relational mapping), </text:span><text:span text:style-name="T47">el conocimiento de </text:span><text:span text:style-name="T48">este lenguaje de consultas </text:span><text:span text:style-name="T49">supone una gran diferencia entre un desarrollador que </text:span><text:span text:style-name="T50">conozca </text:span><text:span text:style-name="T51">la tecnología y uno que necesite siempre de una capa de abstracción como intermediario.</text:span></text:p>
      <text:p text:style-name="P69"><text:span text:style-name="T51"/></text:p>
      <text:p text:style-name="P70"><text:span text:style-name="T51">E</text:span><text:span text:style-name="T33">l objetivo de este proyecto es desarrollar una aplicación web que </text:span><text:span text:style-name="T53">sirva para </text:span><text:span text:style-name="T54">aprender SQL mediante ejercicios </text:span><text:span text:style-name="T55">y a la vez sirva como herramienta para docentes, </text:span><text:span text:style-name="T56">pudiendo </text:span><text:span text:style-name="T57">añadir a sus alumnos a </text:span><text:span text:style-name="T58">aulas.</text:span></text:p>
      <text:p text:style-name="P68"/>
      <text:p text:style-name="P78"><text:span text:style-name="T3">Este documento recoge el trabajo realizado </text:span><text:span text:style-name="T26">para el módulo de Proyecto del CFGS en Desarrollo de Aplicaciones Web, </text:span><text:span text:style-name="T28">con título Aula SQL</text:span><text:span text:style-name="T26">.</text:span></text:p>
      <text:p text:style-name="P66"/>
      <text:h text:style-name="P57" text:outline-level="1"><text:bookmark-start text:name="__RefHeading___Toc1404_3098507718"/>INTRODUCCIÓN <text:span text:style-name="T20">EN INGLÉS</text:span><text:bookmark-end text:name="__RefHeading___Toc1404_3098507718"/></text:h>
      <text:p text:style-name="P36">Se debe realizar la misma introducción del apartado anterior redactada en inglés. En la exposición podrá realizarse la misma (la introducción) en inglés valorándose de manera independiente.</text:p>
      <text:p text:style-name="P44"/>
      <text:h text:style-name="P58" text:outline-level="1"><text:bookmark-start text:name="__RefHeading__1871_1731204201"/>ALCANCE DEL PROYECTO<text:bookmark-end text:name="__RefHeading__1871_1731204201"/></text:h>
      <text:p text:style-name="P47"><text:span text:style-name="T13">Explicar cuál es el propósito del proyecto, qué se pretende conseguir, cuál es el objetivo general del proyecto (p</text:span><text:span text:style-name="Fuente_20_de_20_párrafo_20_predeter."><text:span text:style-name="T7">or ejemplo: <text:s/>Instalar Asterisk y hacer una demostración de sus posibilidades). El objetivo debe ser lo m</text:span></text:span><text:span text:style-name="Fuente_20_de_20_párrafo_20_predeter."><text:span text:style-name="T8">á</text:span></text:span><text:span text:style-name="Fuente_20_de_20_párrafo_20_predeter."><text:span text:style-name="T7">s claro y preciso.</text:span></text:span></text:p>
      <text:p text:style-name="P33">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7">Se trata de delimitar lo que cubre el presente proyecto, respecto a la idea general del apartado anterior.</text:p>
      <text:p text:style-name="P45"><text:span text:style-name="Fuente_20_de_20_párrafo_20_predeter."><text:span text:style-name="T10">[Estas actividades/tareas podrán variar en función del tipo de proyecto]</text:span></text:span></text:p>
      <text:p text:style-name="P3"/>
      <text:h text:style-name="P56"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h text:style-name="P62" text:outline-level="2"><text:bookmark-start text:name="__RefHeading__7975_1731204201"/>Estado actual del sistema<text:bookmark-end text:name="__RefHeading__7975_1731204201"/></text:h>
      <text:p text:style-name="P33">Breve descripción de lo que hace el sistema actual<text:span text:style-name="T72">, si existe</text:span>. Por ejemplo: el sistema actual utiliza la red telefónica para realizar llamadas internas dentro de la empresa y todas ellas se tarifican.</text:p>
      <text:h text:style-name="P62" text:outline-level="2"><text:bookmark-start text:name="__RefHeading__7977_1731204201"/>Requisitos del cliente<text:bookmark-end text:name="__RefHeading__7977_1731204201"/></text:h>
      <text:p text:style-name="P33">Qué es lo que quiere el cliente.</text:p>
      <text:h text:style-name="P62" text:outline-level="2"><text:bookmark-start text:name="__RefHeading__7979_1731204201"/>Posibles soluciones<text:span text:style-name="T73"> o alternativas</text:span><text:bookmark-end text:name="__RefHeading__7979_1731204201"/></text:h>
      <text:p text:style-name="P33">Considerar que pueda haber otras herramientas que hagan lo mismo u otras formas de hacer lo mismo, comentarlas.</text:p>
      <text:h text:style-name="P62" text:outline-level="2"><text:bookmark-start text:name="__RefHeading__7981_1731204201"/>Solución elegida<text:bookmark-end text:name="__RefHeading__7981_1731204201"/></text:h>
      <text:p text:style-name="P33">Justificar el porqué de la solución elegida. </text:p>
      <text:p text:style-name="P47"><text:span text:style-name="T13">Explicar</text:span><text:span text:style-name="T15"> el motivo/motivación de este</text:span><text:span text:style-name="T13"> nuevo proyecto, cuyo nombre es [nombre].</text:span></text:p>
      <text:h text:style-name="P62" text:outline-level="2"><text:bookmark-start text:name="__RefHeading__7983_1731204201"/>Planificación temporal de las tareas del proyecto [nuevo proyecto]<text:bookmark-end text:name="__RefHeading__7983_1731204201"/></text:h>
      <text:p text:style-name="P33">Identificar las tareas de todo el proyecto y decir cuánto tiempo llevará hacerlas. Hacer una estimación de cuántas personas se necesitan para llevar a cabo dichas tareas. <text:span text:style-name="T74">Recomendable</text:span> utilizar algún diagrama de Gantt.</text:p>
      <text:h text:style-name="P62" text:outline-level="2"><text:bookmark-start text:name="__RefHeading__944_745116328"/>Planificación de los recursos a utilizar <text:bookmark-end text:name="__RefHeading__944_745116328"/></text:h>
      <text:p text:style-name="P34"><text:span text:style-name="T22">Para solventar los problemas que plantea el proyecto</text:span> [nombre del nuevo proyecto] puede ser necesario contratar personal, formarlo en determinadas metodologías/herramientas, comprar equipos<text:span text:style-name="T75">, contratar servidor/es</text:span>...</text:p>
      <text:h text:style-name="P56" text:outline-level="1"><text:bookmark-start text:name="__RefHeading__864_980353409"/>ANÁLISIS<text:bookmark-end text:name="__RefHeading__864_980353409"/></text:h>
      <text:list xml:id="list2312113563" text:style-name="L1">
        <text:list-header>
          <text:p text:style-name="P79"><text:span text:style-name="T26">En esta fase se establecerán los requisitos del sistema,</text:span><text:span text:style-name="T13"> es decir una vez que el cliente ha aceptado el nuevo proyecto hay que dejar muy claro y por escrito cu</text:span><text:span text:style-name="T16">á</text:span><text:span text:style-name="T13">les son los requisitos que debe cumplir el sistema.</text:span></text:p>
        </text:list-header>
      </text:list>
      <text:h text:style-name="P62" text:outline-level="2"><text:bookmark-start text:name="__RefHeading__946_745116328"/>Requisitos funcionales<text:bookmark-end text:name="__RefHeading__946_745116328"/></text:h>
      <text:list xml:id="list215035926129498" text:continue-numbering="true" text:style-name="L1">
        <text:list-header>
          <text:p text:style-name="P82">Son aquellos que determinan qué tareas tiene que hacer el sistema.</text:p>
        </text:list-header>
      </text:list>
      <text:list xml:id="list519639610" text:style-name="L2">
        <text:list-header>
          <text:p text:style-name="P83">Por ejemplo: en un call center atender a 10 clientes a la vez, dar respuesta satisfactoria en un tiempo menor de 30 minutos, tiempo de espera en llamadas inferior a un minuto...</text:p>
        </text:list-header>
      </text:list>
      <text:h text:style-name="P62" text:outline-level="2"><text:bookmark-start text:name="__RefHeading__948_745116328"/>Requisitos no funcionales<text:bookmark-end text:name="__RefHeading__948_745116328"/></text:h>
      <text:p text:style-name="P33">Son propiedades o cualidades que el sistema debe cumplir.</text:p>
      <text:list xml:id="list215035172455913" text:continue-numbering="true" text:style-name="L2">
        <text:list-header>
          <text:p text:style-name="P80"><text:span text:style-name="T13">Por ejemplo: incremento de </text:span><text:span text:style-name="T17">rendimiento</text:span><text:span text:style-name="T13">, aumento de la fiabilidad, mejora del tiempo de respuesta.</text:span><text:span text:style-name="T17">..</text:span></text:p>
          <text:p text:style-name="P83">Tienen que quedar claras además las restricciones del nuevo sistema (siempre será mejorable).</text:p>
        </text:list-header>
      </text:list>
      <text:list xml:id="list3853986931" text:style-name="L3">
        <text:list-header>
          <text:p text:style-name="P71"/>
        </text:list-header>
      </text:list>
      <text:h text:style-name="P59" text:outline-level="1"/>
      <text:h text:style-name="P56" text:outline-level="1"><text:bookmark-start text:name="__RefHeading__868_980353409"/>DISEÑO<text:bookmark-end text:name="__RefHeading__868_980353409"/></text:h>
      <text:list xml:id="list141192616" text:style-name="L4">
        <text:list-header>
          <text:p text:style-name="P89">En esta fase se realiza una aproximación al diseño tecnológico de la solución.</text:p>
          <text:p text:style-name="P84">Describir <text:span text:style-name="T62">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62" text:outline-level="2"><text:bookmark-start text:name="__RefHeading__950_745116328"/>Estructura de la aplicación<text:bookmark-end text:name="__RefHeading__950_745116328"/></text:h>
      <text:p text:style-name="P41">Si se trata del desarrollo de una aplicación web o multiplataforma.</text:p>
      <text:h text:style-name="P62" text:outline-level="2"><text:bookmark-start text:name="__RefHeading__952_745116328"/>Componentes del sistema<text:bookmark-end text:name="__RefHeading__952_745116328"/></text:h>
      <text:p text:style-name="P41">De la BBDD, <text:s/>el servidor -web-, los clientes, ...</text:p>
      <text:h text:style-name="P63" text:outline-level="2"><text:bookmark-start text:name="__RefHeading__954_745116328"/>Arquitectura de la red<text:bookmark-end text:name="__RefHeading__954_745116328"/></text:h>
      <text:p text:style-name="P29"><text:span text:style-name="T13"><text:tab/></text:span><text:span text:style-name="T18">Si aplica al proyecto: dónde</text:span><text:span text:style-name="T13"> se va a implementar el sistema. Ilustrar mediante imágenes.</text:span></text:p>
      <text:h text:style-name="P62" text:outline-level="2"><text:bookmark-start text:name="__RefHeading__956_745116328"/>Herramientas<text:bookmark-end text:name="__RefHeading__956_745116328"/></text:h>
      <text:p text:style-name="P27"><text:tab/>Asterix, Hibernate, QT4, </text:p>
      <text:h text:style-name="P56" text:outline-level="1"><text:bookmark-start text:name="__RefHeading__870_980353409"/>IMPLEMENTACIÓN<text:bookmark-end text:name="__RefHeading__870_980353409"/></text:h>
      <text:list xml:id="list215035400115366" text:continue-numbering="true" text:style-name="L4">
        <text:list-header>
          <text:p text:style-name="P90"><text:span text:style-name="T22">Partiendo del diseño, en esta fase se construye el sistema.</text:span> </text:p>
          <text:p text:style-name="P84">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84">[Algunas subfases de implementación dependiendo del tipo de proyecto podrían ser las que <text:s/>aparecen en los siguientes puntos]</text:p>
        </text:list-header>
      </text:list>
      <text:h text:style-name="P62" text:outline-level="2"><text:bookmark-start text:name="__RefHeading__966_745116328"/>Entorno de implementación<text:bookmark-end text:name="__RefHeading__966_745116328"/></text:h>
      <text:list xml:id="list215035647742535" text:continue-numbering="true" text:style-name="L4">
        <text:list-header>
          <text:p text:style-name="P85">Explicar dicho entorno</text:p>
        </text:list-header>
      </text:list>
      <text:h text:style-name="P62" text:outline-level="2"><text:bookmark-start text:name="__RefHeading__968_745116328"/>Tablas creadas<text:bookmark-end text:name="__RefHeading__968_745116328"/></text:h>
      <text:h text:style-name="P62" text:outline-level="2"><text:bookmark-start text:name="__RefHeading__970_745116328"/>Carga de datos<text:bookmark-end text:name="__RefHeading__970_745116328"/></text:h>
      <text:h text:style-name="P62" text:outline-level="2"><text:bookmark-start text:name="__RefHeading__972_745116328"/>Ficheros de configuración actualizados<text:bookmark-end text:name="__RefHeading__972_745116328"/></text:h>
      <text:p text:style-name="P40">Por ejemplo en el caso de Asterisk</text:p>
      <text:h text:style-name="P62"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62"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215036578751543" text:continue-numbering="true" text:style-name="L4">
        <text:list-header>
          <text:p text:style-name="P87"/>
        </text:list-header>
      </text:list>
      <text:h text:style-name="P59" text:outline-level="1"/>
      <text:h text:style-name="P56" text:outline-level="1"><text:bookmark-start text:name="__RefHeading__928_1438982970"/>PRUEBAS <text:s text:c="2"/><text:tab/><text:bookmark-end text:name="__RefHeading__928_1438982970"/></text:h>
      <text:p text:style-name="P33">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3">A continuación se detallan algunos de los casos de prueba que se ejecutarán para comprobar la correcta construcción de este proyecto.</text:p>
      <text:h text:style-name="P62" text:outline-level="2"><text:bookmark-start text:name="__RefHeading__1050_1902851800"/>Casos de pruebas<text:bookmark-end text:name="__RefHeading__1050_1902851800"/></text:h>
      <text:p text:style-name="P33">A modo de ejemplo se facilitan los campos de una posible plantilla <text:span text:style-name="T62">para definir casos de pruebas</text:span>, que podrá modificarse como se estime oportuno en función del proyecto y las pruebas que se considere necesario realizar. </text:p>
      <text:list xml:id="list451424352" text:style-name="L5">
        <text:list-item>
          <text:p text:style-name="P72">Fecha/autor/[ versión a probar]</text:p>
        </text:list-item>
        <text:list-item>
          <text:p text:style-name="P72">Caso de prueba</text:p>
          <text:p text:style-name="P72">Identificador del caso de prueba ( nombre único)</text:p>
        </text:list-item>
        <text:list-item>
          <text:p text:style-name="P72">Descripción </text:p>
          <text:p text:style-name="P72">Breve explicación sobre el objetivo del caso de prueba </text:p>
        </text:list-item>
        <text:list-item>
          <text:p text:style-name="P72">Condiciones de ejecución</text:p>
          <text:p text:style-name="P72">Descripción de las condiciones de ejecución que se deben cumplir antes de iniciar el caso de prueba, por ejemplo, que se haya realizado correctamente el login en el sistema...</text:p>
        </text:list-item>
        <text:list-item>
          <text:p text:style-name="P72">Entrada</text:p>
          <text:p text:style-name="P72">Datos necesarios para poder ejecutar la prueba</text:p>
        </text:list-item>
        <text:list-item>
          <text:p text:style-name="P72">Resultado esperado</text:p>
          <text:p text:style-name="P72">Valor esperado para el correcto funcionamiento del proyecto</text:p>
        </text:list-item>
        <text:list-item>
          <text:p text:style-name="P72">Resultado obtenido</text:p>
          <text:p text:style-name="P72">Valor de salida al ejecutar el caso de prueba</text:p>
        </text:list-item>
        <text:list-item>
          <text:p text:style-name="P72">Evaluación</text:p>
          <text:p text:style-name="P72">Comparación del valor esperado y obtenido para concluir, finalmente, si el aspecto chequeado por el caso de prueba confirma el correcto funcionamiento del proyecto o comunicación a quien corresponda del error.</text:p>
          <text:p text:style-name="P86"><text:soft-page-break/><text:span text:style-name="T70">A modo de ejemplo se facilitan los campos de una posible plantilla </text:span><text:span text:style-name="T64">para reportar los errores</text:span><text:span text:style-name="T70"> detectados en los casos de prueba ejecutados.</text:span></text:p>
        </text:list-item>
        <text:list-item>
          <text:p text:style-name="P72">Fecha/autor/[ versión probada ]</text:p>
        </text:list-item>
        <text:list-item>
          <text:p text:style-name="P72">Caso de prueba</text:p>
        </text:list-item>
        <text:list-item>
          <text:p text:style-name="P72">Evaluación</text:p>
          <text:p text:style-name="P72">Comparación del valor esperado y obtenido para concluir, finalmente, si el aspecto chequeado por el caso de prueba confirma el correcto funcionamiento del proyecto o comunicación a quien corresponda del error.</text:p>
        </text:list-item>
        <text:list-item>
          <text:p text:style-name="P72">Posible causa de error</text:p>
          <text:p text:style-name="P88"><text:tab/><text:span text:style-name="T6">Detallar la posible causa o causas que han podido generar el error detectado.</text:span></text:p>
        </text:list-item>
        <text:list-item>
          <text:p text:style-name="P72">Posible corrección</text:p>
          <text:p text:style-name="P72">Detallar la posible forma de corregir el problema</text:p>
        </text:list-item>
        <text:list-item>
          <text:p text:style-name="P72">Áreas afectadas</text:p>
          <text:p text:style-name="P88"><text:tab/><text:span text:style-name="T6">Detallar qué áreas (módulos, componentes, documentos,...) se verán afectados al <text:tab/>implementar la corrección.</text:span></text:p>
        </text:list-item>
      </text:list>
      <text:h text:style-name="P60" text:outline-level="1"/>
      <text:h text:style-name="P56" text:outline-level="1"><text:bookmark-start text:name="__RefHeading__1020_745116328"/><text:span text:style-name="T22">EXPLOTACIÓN</text:span><text:span text:style-name="T66"> <text:s text:c="2"/></text:span><text:bookmark-end text:name="__RefHeading__1020_745116328"/></text:h>
      <text:p text:style-name="P43">La implantación es la fase más crítica del proyecto ya que el sistema entra en producción, es decir opera en un entorno real, con usuarios reales. </text:p>
      <text:h text:style-name="P62" text:outline-level="2"><text:bookmark-start text:name="__RefHeading__1022_745116328"/>Planificación<text:bookmark-end text:name="__RefHeading__1022_745116328"/></text:h>
      <text:p text:style-name="P33">Planificar cómo se va a llevar a cabo la implantación del proyecto en la empresa. Enumerar las tareas a realizar en función de las necesidades de implementación.</text:p>
      <text:p text:style-name="P42"><text:span text:style-name="T70">Determinar los recursos y la logística necesaria para cada tarea, </text:span>planificado la asignación de recursos materiales y humanos y los tiempos <text:span text:style-name="T70">de ejecución.</text:span></text:p>
      <text:p text:style-name="P33">Identificar los riesgos inherentes a la ejecución.</text:p>
      <text:h text:style-name="P62" text:outline-level="2"><text:bookmark-start text:name="__RefHeading__1024_745116328"/>Preparación para el cambio<text:bookmark-end text:name="__RefHeading__1024_745116328"/></text:h>
      <text:p text:style-name="P38">[Si aplica]</text:p>
      <text:p text:style-name="P33">Considerar las necesidades de permisos y autorizaciones para llevar a las cabo las actividades. </text:p>
      <text:p text:style-name="P35">Tener en cuenta las posibles reticencias al cambio por parte de los usuarios, por lo que conviene determinar <text:s/>claramente los <text:s/>procedimientos <text:s/>de <text:s/>actuación <text:s/>o <text:s/>ejecución <text:s/>de <text:s/>las actividades.</text:p>
      <text:h text:style-name="P62" text:outline-level="2"><text:bookmark-start text:name="__RefHeading__1026_745116328"/>Plan de formación<text:bookmark-end text:name="__RefHeading__1026_745116328"/></text:h>
      <text:p text:style-name="P38">[Si aplica]</text:p>
      <text:p text:style-name="P33">Definir y elaborar la documentación necesaria para la formación de los usuarios del sistema. [Se puede incluir como anexo].</text:p>
      <text:h text:style-name="P62" text:outline-level="2"><text:bookmark-start text:name="__RefHeading__1048_1902851800"/>Implantación propiamente dicha<text:bookmark-end text:name="__RefHeading__1048_1902851800"/></text:h>
      <text:p text:style-name="P38">[Si aplica]</text:p>
      <text:p text:style-name="P33">Demostrar de alguna forma que el sistema está implantado, que está en producción.</text:p>
      <text:h text:style-name="P62" text:outline-level="2"><text:bookmark-start text:name="__RefHeading__1030_745116328"/>Pruebas de implantación<text:bookmark-end text:name="__RefHeading__1030_745116328"/></text:h>
      <text:p text:style-name="P39">[Si aplica]</text:p>
      <text:p text:style-name="P33">Realización de las pruebas del sistema ya implantado en el cliente.</text:p>
      <text:p text:style-name="P33"/>
      <text:p text:style-name="P48"/>
      <text:h text:style-name="P61"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28"><text:span text:style-name="Fuente_20_de_20_párrafo_20_predeter."><text:span text:style-name="T26"><text:tab/>A lo largo del ciclo de vida del proyecto se producirán cambios e incidencias que deberán <text:s/>controlarse y registrarse. </text:span></text:span></text:p>
      <text:list xml:id="list3874379484" text:style-name="L6">
        <text:list-item>
          <text:p text:style-name="P73"><text:span text:style-name="Fuente_20_de_20_párrafo_20_predeter."><text:span text:style-name="T26">Se requiere el uso de herramientas específicas que permitan <text:s/>hacer un seguimiento para evaluar las </text:span></text:span><text:span text:style-name="Fuente_20_de_20_párrafo_20_predeter."><text:span text:style-name="T30">incidencias</text:span></text:span><text:span text:style-name="Fuente_20_de_20_párrafo_20_predeter."><text:span text:style-name="T26"> que puedan presentarse durante la realización de las actividades, su posible solución y registro. </text:span></text:span><text:span text:style-name="Fuente_20_de_20_párrafo_20_predeter."><text:span text:style-name="T13">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73"><text:span text:style-name="Fuente_20_de_20_párrafo_20_predeter."><text:span text:style-name="T26">Se requiere además el uso de herramientas específicas (control de versiones) que permitan hacer un seguimiento de los posibles </text:span></text:span><text:span text:style-name="Fuente_20_de_20_párrafo_20_predeter."><text:span text:style-name="T30">cambios</text:span></text:span><text:span text:style-name="Fuente_20_de_20_párrafo_20_predeter."><text:span text:style-name="T26"> </text:span></text:span><text:span text:style-name="Fuente_20_de_20_párrafo_20_predeter."><text:span text:style-name="T31">en los recursos y en las actividades, incluyendo el sistema de registro de los mismos. </text:span></text:span><text:span text:style-name="Fuente_20_de_20_párrafo_20_predeter."><text:span text:style-name="T7">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28"><text:span text:style-name="Fuente_20_de_20_párrafo_20_predeter."><text:span text:style-name="T68"><text:tab/></text:span></text:span><text:span text:style-name="Fuente_20_de_20_párrafo_20_predeter."><text:span text:style-name="T26">Esta memoria final de proyecto sirve como documentación para la evaluación de las actividades y del proyecto.</text:span></text:span></text:p>
      <text:p text:style-name="P28"><text:span text:style-name="Fuente_20_de_20_párrafo_20_predeter."><text:span text:style-name="T26"/></text:span></text:p>
      <text:p text:style-name="P28"><text:span text:style-name="Fuente_20_de_20_párrafo_20_predeter."><text:span text:style-name="T68"/></text:span></text:p>
      <text:p text:style-name="P28"><text:span text:style-name="Fuente_20_de_20_párrafo_20_predeter."><text:span text:style-name="T67"/></text:span></text:p>
      <text:list xml:id="list2713936536" text:style-name="L7">
        <text:list-header>
          <text:p text:style-name="P74"><text:span text:style-name="Fuente_20_de_20_párrafo_20_predeter."><text:span text:style-name="T69"/></text:span></text:p>
        </text:list-header>
      </text:list>
      <text:list xml:id="list215036095206869" text:continue-list="list451424352" text:style-name="L5">
        <text:list-header>
          <text:p text:style-name="P75"><text:span text:style-name="Fuente_20_de_20_párrafo_20_predeter."><text:span text:style-name="T12"/></text:span></text:p>
        </text:list-header>
      </text:list>
      <text:h text:style-name="P61" text:outline-level="1"><text:bookmark-start text:name="__RefHeading__4313_478974897"/><text:span text:style-name="Fuente_20_de_20_párrafo_20_predeter."><text:span text:style-name="T4">CONCLUSIONES</text:span></text:span><text:bookmark-end text:name="__RefHeading__4313_478974897"/></text:h>
      <text:p text:style-name="P47"><text:span text:style-name="Fuente_20_de_20_párrafo_20_predeter."><text:span text:style-name="T13">Breve resumen sobre el trabajo realizado, y si se han cumplido o no los objetivos.</text:span></text:span></text:p>
      <text:p text:style-name="P47"><text:span text:style-name="Fuente_20_de_20_párrafo_20_predeter."><text:span text:style-name="T13">Incluir valoración personal,....</text:span></text:span></text:p>
      <text:p text:style-name="P47"><text:span text:style-name="Fuente_20_de_20_párrafo_20_predeter."><text:span text:style-name="T29"/></text:span></text:p>
      <text:list xml:id="list1162336919" text:style-name="L8">
        <text:list-header>
          <text:p text:style-name="P76"><text:span text:style-name="Fuente_20_de_20_párrafo_20_predeter."><text:span text:style-name="T32"/></text:span></text:p>
        </text:list-header>
      </text:list>
      <text:p text:style-name="P4"><text:span text:style-name="Fuente_20_de_20_párrafo_20_predeter."><text:span text:style-name="T65"/></text:span></text:p>
      <text:h text:style-name="P61" text:outline-level="1"><text:bookmark-start text:name="__RefHeading__4319_478974897"/><text:span text:style-name="Fuente_20_de_20_párrafo_20_predeter."><text:span text:style-name="T32">FUENTES</text:span></text:span><text:bookmark-end text:name="__RefHeading__4319_478974897"/></text:h>
      <text:p text:style-name="P28"><text:span text:style-name="Fuente_20_de_20_párrafo_20_predeter."><text:span text:style-name="T68"><text:tab/>Legislación:</text:span></text:span></text:p>
      <text:p text:style-name="P28"><text:span text:style-name="Fuente_20_de_20_párrafo_20_predeter."><text:span text:style-name="T68"><text:tab/>ASIR</text:span></text:span></text:p>
      <table:table table:name="Tabla1" table:style-name="Tabla1">
        <table:table-column table:style-name="Tabla1.A"/>
        <table:table-row table:style-name="TableLine94141608071136">
          <table:table-cell table:style-name="Tabla1.A1" office:value-type="string">
            <text:p text:style-name="P49"><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50">http://www.madrid.org/fp/ense_fp/catalogo_LOE/pdf/IFCS01/titulo/RD20091629_TS_Admon_Sistemas_Informaticos_en_Red.pdf</text:p>
            <text:p text:style-name="P4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51">http://www.madrid.org/fp/ense_fp/catalogo_LOE/pdf/IFCS01/curriculo/D20100012_Administracion_SistemasInformaticos.pdf</text:p>
          </table:table-cell>
        </table:table-row>
      </table:table>
      <text:p text:style-name="P28"><text:span text:style-name="Fuente_20_de_20_párrafo_20_predeter."><text:span text:style-name="T68"><text:tab/>DAM</text:span></text:span></text:p>
      <table:table table:name="Tabla2" table:style-name="Tabla2">
        <table:table-column table:style-name="Tabla2.A"/>
        <table:table-row table:style-name="TableLine94141611238240">
          <table:table-cell table:style-name="Tabla2.A1" office:value-type="string">
            <text:p text:style-name="P49"><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52"><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49"><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52"><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28"><text:span text:style-name="Fuente_20_de_20_párrafo_20_predeter."><text:span text:style-name="T68"><text:tab/>DAW</text:span></text:span></text:p>
      <table:table table:name="Tabla5" table:style-name="Tabla5">
        <table:table-column table:style-name="Tabla5.A"/>
        <table:table-row table:style-name="TableLine94141608005680">
          <table:table-cell table:style-name="Tabla5.A1" office:value-type="string">
            <text:p text:style-name="P49"><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52"><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49"><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52"><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28"><text:span text:style-name="Fuente_20_de_20_párrafo_20_predeter."><text:span text:style-name="T68"><text:tab/>Definición de procedimientos de control y evaluación: </text:span></text:span></text:p>
      <text:list xml:id="list170914791" text:style-name="L9">
        <text:list-item>
          <text:p text:style-name="P77"><text:a xlink:type="simple" xlink:href="http://www.xperta.es/es/descripcion.asp" text:style-name="Internet_20_link" text:visited-style-name="Visited_20_Internet_20_Link"><text:span text:style-name="Fuente_20_de_20_párrafo_20_predeter."><text:span text:style-name="T68">http://www.xperta.es/es/descripcion.asp</text:span></text:span></text:a></text:p>
        </text:list-item>
        <text:list-item>
          <text:p text:style-name="P77"><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77"><text:a xlink:type="simple" xlink:href="http://churriwifi.wordpress.com/2010/04/10/gestion-de-incidencias/" text:style-name="Internet_20_link" text:visited-style-name="Visited_20_Internet_20_Link"><text:span text:style-name="Fuente_20_de_20_párrafo_20_predeter."><text:span text:style-name="T68">http://churriwifi.wordpress.com/2010/04/10/gestion-de-incidencias/</text:span></text:span></text:a></text:p>
        </text:list-item>
        <text:list-item>
          <text:p text:style-name="P77"><text:a xlink:type="simple" xlink:href="http://es.wikipedia.org/wiki/Control_de_versiones" text:style-name="Internet_20_link" text:visited-style-name="Visited_20_Internet_20_Link"><text:span text:style-name="Fuente_20_de_20_párrafo_20_predeter."><text:span text:style-name="T69">http://es.wikipedia.org/wiki/Control_de_versiones</text:span></text:span></text:a></text:p>
        </text:list-item>
      </text:list>
      <text:list xml:id="list215035853138105" text:continue-list="list2713936536" text:style-name="L7">
        <text:list-header>
          <text:p text:style-name="P74"><text:span text:style-name="Fuente_20_de_20_párrafo_20_predeter."><text:span text:style-name="T9">Incluir las páginas web y bibliografía consultada.</text:span></text:span></text:p>
        </text:list-header>
      </text:list>
      <text:h text:style-name="P61" text:outline-level="1"><text:bookmark-start text:name="__RefHeading__4321_478974897"/><text:span text:style-name="Fuente_20_de_20_párrafo_20_predeter."><text:span text:style-name="T32">ANEXOS</text:span></text:span><text:bookmark-end text:name="__RefHeading__4321_478974897"/></text:h>
      <text:list xml:id="list3445020984" text:style-name="L10">
        <text:list-header>
          <text:p text:style-name="P81"><text:span text:style-name="Fuente_20_de_20_párrafo_20_predeter."><text:span text:style-name="T13">Cualquier añadido se incluirá en este apartado. Por ejemplo, un manual de usuario, </text:span></text:span><text:span text:style-name="Fuente_20_de_20_párrafo_20_predeter."><text:span text:style-name="T14">estructura de la base de datos, ejemplos de código...</text:span></text:span><text:span text:style-name="Fuente_20_de_20_párrafo_20_predeter."><text:span text:style-name="T13"> </text:span></text:span></text:p>
          <text:p text:style-name="P81"><text:span text:style-name="Fuente_20_de_20_párrafo_20_predeter."><text:span text:style-name="T13">En el siguiente anexo se incluyen las pautas a seguir a la hora de elaborar la documentación del proyecto.</text:span></text:span></text:p>
          <text:p text:style-name="P91"><text:span text:style-name="Fuente_20_de_20_párrafo_20_predeter."><text:span text:style-name="T32"/></text:span></text:p>
        </text:list-header>
      </text:list>
      <text:h text:style-name="P64" text:outline-level="2" text:is-list-header="true"><text:span text:style-name="Fuente_20_de_20_párrafo_20_predeter."><text:span text:style-name="T32"/></text:span></text:h>
      <text:h text:style-name="P65" text:outline-level="2"><text:bookmark-start text:name="__RefHeading__7110_478974897"/><text:span text:style-name="Fuente_20_de_20_párrafo_20_predeter."><text:span text:style-name="T32">Guía de estilo</text:span></text:span><text:bookmark-end text:name="__RefHeading__7110_478974897"/></text:h>
      <text:list xml:id="list215036602447634" text:continue-numbering="true" text:style-name="L10">
        <text:list-header>
          <text:p text:style-name="P81"><text:span text:style-name="Fuente_20_de_20_párrafo_20_predeter."><text:span text:style-name="T26">Obviamente, este anexo deberá ser eliminado del documento final a entregar.</text:span></text:span></text:p>
          <text:p text:style-name="P81"><text:span text:style-name="Fuente_20_de_20_párrafo_20_predeter."><text:span text:style-name="T30">Título del proyecto</text:span></text:span></text:p>
          <text:p text:style-name="P81"><text:span text:style-name="Fuente_20_de_20_párrafo_20_predeter."><text:span text:style-name="T24">Elegir un nombre llamativo y relacionado con la temática que va a tratar.</text:span></text:span></text:p>
          <text:p text:style-name="P81"><text:span text:style-name="Fuente_20_de_20_párrafo_20_predeter."><text:span text:style-name="T30">Figuras y tablas</text:span></text:span></text:p>
          <text:p text:style-name="P81"><text:span text:style-name="Fuente_20_de_20_párrafo_20_predeter."><text:span text:style-name="T26">Cualquier figura, tabla... incluida en el documento deberá tener un título a pie de página..</text:span></text:span></text:p>
          <text:p text:style-name="P81"><text:span text:style-name="Fuente_20_de_20_párrafo_20_predeter."><text:span text:style-name="T26">Incluir tablas, gráfico, mapas conceptuales...que ayuden a leer y comprender el documento.</text:span></text:span></text:p>
          <text:p text:style-name="P81"><text:span text:style-name="Fuente_20_de_20_párrafo_20_predeter."><text:span text:style-name="T30">Índices</text:span></text:span></text:p>
          <text:p text:style-name="P81"><text:span text:style-name="Fuente_20_de_20_párrafo_20_predeter."><text:span text:style-name="T26">Ya incluido en la plantilla. Se puede añadir a continuación un índice de figuras, si se desea.</text:span></text:span></text:p>
          <text:p text:style-name="P81"><text:span text:style-name="Fuente_20_de_20_párrafo_20_predeter."><text:span text:style-name="T30">Redacción</text:span></text:span></text:p>
          <text:p text:style-name="P81"><text:span text:style-name="Fuente_20_de_20_párrafo_20_predeter."><text:span text:style-name="T26">Se evitarán las mayúsculas, salvo en los títulos y poco más.</text:span></text:span></text:p>
          <text:p text:style-name="P81"><text:span text:style-name="Fuente_20_de_20_párrafo_20_predeter."><text:span text:style-name="T25">No se emplearán formas personales (instalamos, seleccionamos...) en su lugar se utilizarán formas impersonales ( instalar, se instalará, seleccionar, se selecciona,...).</text:span></text:span></text:p>
          <text:p text:style-name="P81"><text:span text:style-name="Fuente_20_de_20_párrafo_20_predeter."><text:span text:style-name="T25">Se evitará la voz pasiva (casi siempre traducción literal del inglés). En vez de: es desarrollado para cumplir... mejor: se desarrolla para cumplir...</text:span></text:span></text:p>
          <text:p text:style-name="P81"><text:span text:style-name="Fuente_20_de_20_párrafo_20_predeter."><text:span text:style-name="T25">Se evitarán los párrafos largos.</text:span></text:span></text:p>
          <text:p text:style-name="P81"><text:span text:style-name="Fuente_20_de_20_párrafo_20_predeter."><text:span text:style-name="T25">Se utilizarán las viñetas para facilitar la lectura del documento.</text:span></text:span></text:p>
          <text:p text:style-name="P81"><text:span text:style-name="Fuente_20_de_20_párrafo_20_predeter."><text:span text:style-name="T30">Formato</text:span></text:span></text:p>
          <text:p text:style-name="P81"><text:span text:style-name="Fuente_20_de_20_párrafo_20_predeter."><text:span text:style-name="T26">El documento se generará en formato pdf </text:span></text:span><text:span text:style-name="Fuente_20_de_20_párrafo_20_predeter."><text:span text:style-name="T27">y se entregará al menos una copia en formato papel. Se recomienda 3 copias en el momento de la defensa.</text:span></text:span></text:p>
        </text:list-header>
      </text:list>
      <text:p text:style-name="P6"><text:span text:style-name="Fuente_20_de_20_párrafo_20_predeter."><text:span text:style-name="T26">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26">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26">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26">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26">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26"/></text:span></text:p>
      <text:list xml:id="list215036329321084" text:continue-numbering="true" text:style-name="L10">
        <text:list-header>
          <text:p text:style-name="P81"><text:span text:style-name="Fuente_20_de_20_párrafo_20_predeter."><text:span text:style-name="T30">Entrega</text:span></text:span></text:p>
          <text:p text:style-name="P81"><text:span text:style-name="Fuente_20_de_20_párrafo_20_predeter."><text:span text:style-name="T26">Todo el material del módulo Proyecto (documentos, ficheros fuentes, herramientas...) se entregará en formato electrónico, en una <text:s/>carpeta comprimida: </text:span></text:span></text:p>
        </text:list-header>
      </text:list>
      <text:p text:style-name="P46"><text:span text:style-name="Fuente_20_de_20_párrafo_20_predeter."><text:span text:style-name="T32"><text:s/><text:tab/><text:tab/><text:tab/></text:span></text:span><text:span text:style-name="Fuente_20_de_20_párrafo_20_predeter."><text:span text:style-name="T19">CICLO-CURSO-TITULO DEL PROYECTO</text:span></text:span></text:p>
      <text:p text:style-name="P5"><text:span text:style-name="Fuente_20_de_20_párrafo_20_predeter."><text:span text:style-name="T26"/></text:span></text:p>
      <text:p text:style-name="P46"><text:span text:style-name="Fuente_20_de_20_párrafo_20_predeter."><text:span text:style-name="T26"><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1" style:display-name="WW_CharLFO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1" style:display-name="WW_CharLFO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1" style:display-name="WW_CharLFO4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1" style:display-name="WW_CharLFO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1" style:display-name="WW_CharLFO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1" style:display-name="WW_CharLFO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1" style:display-name="WW_CharLFO1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1" style:display-name="WW_CharLFO1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1" style:display-name="WW_CharLFO1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1" style:display-name="WW_CharLFO1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1" style:display-name="WW_CharLFO1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1" style:display-name="WW_CharLFO17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2" style:display-name="WW_CharLFO1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3" style:display-name="WW_CharLFO1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6" style:display-name="WW_CharLFO1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1" style:display-name="WW_CharLFO1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1" style:display-name="WW_CharLFO2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1" style:display-name="WW_CharLFO2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1" style:display-name="WW_CharLFO2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1" style:display-name="WW_CharLFO2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3" style:display-name="WW_CharLFO2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1" style:display-name="WW_CharLFO2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1" style:display-name="WW_CharLFO2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1" style:display-name="WW_CharLFO2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2" style:display-name="WW_CharLFO2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3" style:display-name="WW_CharLFO2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1" style:display-name="WW_CharLFO2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1" style:display-name="WW_CharLFO3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 fo:font-family="Wingdings" style:font-pitch="variable" style:font-charset="x-symbol" fo:font-size="12pt" style:font-size-asian="12pt"/>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pitch="variable" style:font-charset="x-symbol" fo:font-size="12pt" style:font-size-asian="12pt"/>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
      </text:list-level-style-bullet>
      <text:list-level-style-bullet text:level="2" text:style-name="WW8Num11z1" text:bullet-char="o">
        <style:list-level-properties/>
        <style:text-properties style:font-name="Courier New"/>
      </text:list-level-style-bullet>
      <text:list-level-style-bullet text:level="3" text:style-name="WW8Num11z2" text:bullet-char="">
        <style:list-level-properties/>
        <style:text-properties style:font-name="Wingdings"/>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
      </text:list-level-style-bullet>
      <text:list-level-style-bullet text:level="6" text:style-name="WW8Num11z2" text:bullet-char="">
        <style:list-level-properties/>
        <style:text-properties style:font-name="Wingdings"/>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
      </text:list-level-style-bullet>
      <text:list-level-style-bullet text:level="9" text:style-name="WW8Num11z2" text:bullet-char="">
        <style:list-level-properties/>
        <style:text-properties style:font-name="Wingdings"/>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
      </text:list-level-style-bullet>
      <text:list-level-style-bullet text:level="2" text:style-name="WW8Num14z1" text:bullet-char="o">
        <style:list-level-properties/>
        <style:text-properties style:font-name="Courier New"/>
      </text:list-level-style-bullet>
      <text:list-level-style-bullet text:level="3" text:style-name="WW8Num14z2" text:bullet-char="">
        <style:list-level-properties/>
        <style:text-properties style:font-name="Wingdings"/>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
      </text:list-level-style-bullet>
      <text:list-level-style-bullet text:level="6" text:style-name="WW8Num14z2" text:bullet-char="">
        <style:list-level-properties/>
        <style:text-properties style:font-name="Wingdings"/>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
      </text:list-level-style-bullet>
      <text:list-level-style-bullet text:level="9" text:style-name="WW8Num14z2" text:bullet-char="">
        <style:list-level-properties/>
        <style:text-properties style:font-name="Wingdings"/>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
      </text:list-level-style-bullet>
      <text:list-level-style-bullet text:level="3" text:style-name="RTF_5f_Num_20_5_20_3" text:bullet-char="">
        <style:list-level-properties/>
        <style:text-properties style:font-name="Wingdings"/>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
      </text:list-level-style-bullet>
      <text:list-level-style-bullet text:level="6" text:style-name="RTF_5f_Num_20_5_20_6" text:bullet-char="">
        <style:list-level-properties/>
        <style:text-properties style:font-name="Wingdings"/>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
      </text:list-level-style-bullet>
      <text:list-level-style-bullet text:level="9" text:style-name="RTF_5f_Num_20_5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
      </text:list-level-style-bullet>
      <text:list-level-style-bullet text:level="3" text:style-name="RTF_5f_Num_20_6_20_3" text:bullet-char="">
        <style:list-level-properties/>
        <style:text-properties style:font-name="Wingdings"/>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
      </text:list-level-style-bullet>
      <text:list-level-style-bullet text:level="6" text:style-name="RTF_5f_Num_20_6_20_6" text:bullet-char="">
        <style:list-level-properties/>
        <style:text-properties style:font-name="Wingdings"/>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
      </text:list-level-style-bullet>
      <text:list-level-style-bullet text:level="9" text:style-name="RTF_5f_Num_20_6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
      </text:list-level-style-bullet>
      <text:list-level-style-bullet text:level="3" text:style-name="RTF_5f_Num_20_8_20_3" text:bullet-char="">
        <style:list-level-properties/>
        <style:text-properties style:font-name="Wingdings"/>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
      </text:list-level-style-bullet>
      <text:list-level-style-bullet text:level="6" text:style-name="RTF_5f_Num_20_8_20_6" text:bullet-char="">
        <style:list-level-properties/>
        <style:text-properties style:font-name="Wingdings"/>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
      </text:list-level-style-bullet>
      <text:list-level-style-bullet text:level="9" text:style-name="RTF_5f_Num_20_8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
      </text:list-level-style-bullet>
      <text:list-level-style-bullet text:level="3" text:style-name="RTF_5f_Num_20_7_20_3" text:bullet-char="">
        <style:list-level-properties/>
        <style:text-properties style:font-name="Wingdings"/>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
      </text:list-level-style-bullet>
      <text:list-level-style-bullet text:level="6" text:style-name="RTF_5f_Num_20_7_20_6" text:bullet-char="">
        <style:list-level-properties/>
        <style:text-properties style:font-name="Wingdings"/>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
      </text:list-level-style-bullet>
      <text:list-level-style-bullet text:level="9" text:style-name="RTF_5f_Num_20_7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141611040208">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141611043936">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0</text:page-number><text:s/>de <text:page-count>20</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4-06T21:50:34.788046441</dc:date>
    <meta:editing-cycles>236</meta:editing-cycles>
    <meta:editing-duration>P2DT12H11M50S</meta:editing-duration>
    <meta:document-statistic meta:table-count="5" meta:image-count="0" meta:object-count="0" meta:page-count="20" meta:paragraph-count="232" meta:word-count="2658" meta:character-count="17360" meta:non-whitespace-character-count="14771"/>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